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7">
      <style:text-properties officeooo:rsid="0007ac35" officeooo:paragraph-rsid="0007ac35"/>
    </style:style>
    <style:style style:name="T1" style:family="text">
      <style:text-properties officeooo:rsid="0007ac3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c3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ac3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cenario 1: School Library System</text:h>
      <text:p text:style-name="Text_20_body"><text:span text:style-name="Strong_20_Emphasis"><text:span text:style-name="T2">Description:</text:span></text:span><text:span text:style-name="T2"> Create a database model for a school library. The library needs to keep track of the books, students who borrow the books, and the borrowing history.</text:span></text:p>
      <text:h text:style-name="P1" text:outline-level="3">Scenario 2: Classroom Attendance</text:h>
      <text:p text:style-name="Text_20_body"><text:span text:style-name="Strong_20_Emphasis"><text:span text:style-name="T2">Description:</text:span></text:span><text:span text:style-name="T2"> Design a database model to track attendance in a classroom. The database should record which students are present or absent each day.</text:span></text:p>
      <text:h text:style-name="P1" text:outline-level="3">Scenario 3: School Cafeteria Menu</text:h>
      <text:p text:style-name="Text_20_body"><text:span text:style-name="Strong_20_Emphasis"><text:span text:style-name="T2">Description:</text:span></text:span><text:span text:style-name="T2"> Create a database model for the school cafeteria to manage the menu and food items available each day.</text:span></text:p>
      <text:h text:style-name="P1" text:outline-level="3">Scenario 4: Sports Team Roster</text:h>
      <text:p text:style-name="Text_20_body"><text:span text:style-name="Strong_20_Emphasis"><text:span text:style-name="T2">Description:</text:span></text:span><text:span text:style-name="T2"> Design a database model for a school's sports team. The database should keep track of the team members and the matches they play.</text:span></text:p>
      <text:h text:style-name="P1" text:outline-level="3">Scenario 5: Art Class Projects</text:h>
      <text:p text:style-name="Text_20_body"><text:span text:style-name="Strong_20_Emphasis"><text:span text:style-name="T2">Description:</text:span></text:span><text:span text:style-name="T2"> Create a database model for an art class to manage the art projects created by students. The database should record details about the projects and the students who created them.</text:span></text:p>
      <text:h text:style-name="P1" text:outline-level="3">Scenario 6: School Event Planning</text:h>
      <text:p text:style-name="Text_20_body"><text:span text:style-name="Strong_20_Emphasis"><text:span text:style-name="T2">Description:</text:span></text:span><text:span text:style-name="T2"> Design a database model to manage school events. The database should keep track of the events, the participants, and the locations.</text:span></text:p>
      <text:h text:style-name="P1" text:outline-level="3">Instructions for Students</text:h>
      <text:list text:style-name="L7">
        <text:list-item>
          <text:p text:style-name="P8"><text:span text:style-name="Strong_20_Emphasis"><text:span text:style-name="T2">Identify </text:span></text:span><text:span text:style-name="Strong_20_Emphasis"><text:span text:style-name="T3">entities, l</text:span></text:span><text:span text:style-name="T2">ist the main objects involved in the scenario</text:span><text:span text:style-name="T3">s</text:span></text:p>
        </text:list-item>
        <text:list-item>
          <text:p text:style-name="P8"><text:span text:style-name="Strong_20_Emphasis"><text:span text:style-name="T2">Define Attributes, </text:span></text:span><text:span text:style-name="Strong_20_Emphasis"><text:span text:style-name="T3">d</text:span></text:span><text:span text:style-name="T2">etermine the properties of each entity</text:span></text:p>
        </text:list-item>
        <text:list-item>
          <text:p text:style-name="P8"><text:span text:style-name="Strong_20_Emphasis"><text:span text:style-name="T2">Establish Relationships, </text:span></text:span><text:span text:style-name="Strong_20_Emphasis"><text:span text:style-name="T3">d</text:span></text:span><text:span text:style-name="T2">efine how the entities are related to each other.</text:span></text:p>
        </text:list-item>
        <text:list-item>
          <text:p text:style-name="P9"><text:span text:style-name="T2">Draw a conceptual and logical model for each scenar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M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M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20:09:55.147000000</meta:creation-date>
    <dc:date>2024-07-30T20:20:06.945000000</dc:date>
    <meta:editing-duration>PT10M12S</meta:editing-duration>
    <meta:editing-cycles>1</meta:editing-cycles>
    <meta:document-statistic meta:table-count="0" meta:image-count="0" meta:object-count="0" meta:page-count="1" meta:paragraph-count="17" meta:word-count="220" meta:character-count="1375" meta:non-whitespace-character-count="1176"/>
    <meta:generator>LibreOffice/24.2.4.2$Windows_X86_64 LibreOffice_project/51a6219feb6075d9a4c46691dcfe0cd9c4fff3c2</meta:generator>
  </office:meta>
</office:document-meta>
</file>